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宋体"/>
    </style:style>
    <style:style style:name="P2" style:family="paragraph" style:parent-style-name="Standard">
      <style:paragraph-properties fo:text-align="start" style:justify-single-word="false" fo:orphans="2" fo:widows="2"/>
      <style:text-properties style:font-name="Times New Roman" style:font-name-asian="宋体"/>
    </style:style>
    <style:style style:name="P3" style:family="paragraph" style:parent-style-name="Standard">
      <style:text-properties style:font-name="Times New Roman" officeooo:paragraph-rsid="000740d6" style:font-name-asian="宋体"/>
    </style:style>
    <style:style style:name="P4" style:family="paragraph" style:parent-style-name="Standard">
      <style:text-properties style:font-name="Times New Roman" officeooo:rsid="00075e59" officeooo:paragraph-rsid="00075e59" style:font-name-asian="宋体"/>
    </style:style>
    <style:style style:name="P5" style:family="paragraph" style:parent-style-name="Standard">
      <style:text-properties style:font-name="Times New Roman" officeooo:paragraph-rsid="00075e59" style:font-name-asian="宋体"/>
    </style:style>
    <style:style style:name="P6" style:family="paragraph" style:parent-style-name="Standard">
      <style:text-properties style:font-name="Times New Roman" officeooo:paragraph-rsid="0008bfb2" style:font-name-asian="宋体"/>
    </style:style>
    <style:style style:name="P7" style:family="paragraph" style:parent-style-name="Standard">
      <style:text-properties style:font-name="Times New Roman" officeooo:paragraph-rsid="000a3c86" style:font-name-asian="宋体"/>
    </style:style>
    <style:style style:name="P8" style:family="paragraph" style:parent-style-name="Standard">
      <style:text-properties style:font-name="Times New Roman" officeooo:paragraph-rsid="000e6d81" style:font-name-asian="宋体"/>
    </style:style>
    <style:style style:name="P9" style:family="paragraph" style:parent-style-name="Standard">
      <style:paragraph-properties fo:break-before="page"/>
      <style:text-properties style:font-name="Times New Roman" style:font-name-asian="宋体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1">
      <style:text-properties style:font-name="Times New Roman" style:font-name-asian="宋体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text-properties officeooo:rsid="0011e64b" officeooo:paragraph-rsid="0011e64b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rsid="00123c00" officeooo:paragraph-rsid="00123c00"/>
    </style:style>
    <style:style style:name="T1" style:family="text">
      <style:text-properties style:font-name="Times New Roman" style:font-name-asian="宋体"/>
    </style:style>
    <style:style style:name="T2" style:family="text">
      <style:text-properties style:text-position="sub 58%" style:font-name="Times New Roman" style:font-name-asian="宋体"/>
    </style:style>
    <style:style style:name="T3" style:family="text">
      <style:text-properties style:text-line-through-style="solid" style:text-line-through-type="single" style:font-name="Times New Roman" style:font-name-asian="宋体"/>
    </style:style>
    <style:style style:name="T4" style:family="text">
      <style:text-properties style:text-line-through-style="solid" style:text-line-through-type="single" style:text-position="sub 58%" style:font-name="Times New Roman" style:font-name-asian="宋体"/>
    </style:style>
    <style:style style:name="T5" style:family="text">
      <style:text-properties officeooo:rsid="00075e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毕设汇报时老师的指导建议</text:span></text:p>
      <text:p text:style-name="P13"><text:span text:style-name="T1">1. 扩充数据集</text:span></text:p>
      <text:p text:style-name="P13"><text:span text:style-name="T1">2. 基于扩充的数据集对FCOS3D模型进行预训练，舍弃深度补偿的部分</text:span></text:p>
      <text:p text:style-name="P13"><text:span text:style-name="T1">3. 获取新的评估数据</text:span></text:p>
      <text:p text:style-name="P14"><text:span text:style-name="T1">1) 以目标与主机车辆之间的距离为依据进行分段评估</text:span></text:p>
      <text:p text:style-name="P14"><text:span text:style-name="T1">2) 比较本毕设工作和其他工作的成果</text:span></text:p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宋体" svg:font-family="宋体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朴 芷萱</meta:initial-creator>
    <meta:editing-cycles>134</meta:editing-cycles>
    <meta:creation-date>2023-05-12T13:43:00</meta:creation-date>
    <dc:date>2023-07-18T16:18:27.394257478</dc:date>
    <meta:editing-duration>PT2H54M48S</meta:editing-duration>
    <meta:generator>LibreOffice/6.4.7.2$Linux_X86_64 LibreOffice_project/40$Build-2</meta:generator>
    <meta:document-statistic meta:table-count="0" meta:image-count="0" meta:object-count="0" meta:page-count="1" meta:paragraph-count="6" meta:word-count="94" meta:character-count="109" meta:non-whitespace-character-count="1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